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margin-bottom="0.1388in" fo:line-height="115%"/>
    </style:style>
    <style:style style:name="T2" style:parent-style-name="DefaultParagraphFont" style:family="text">
      <style:text-properties style:font-name="Times New Roman" style:font-name-asian="Times New Roman" style:font-name-complex="Times New Roman" fo:font-size="16pt" style:font-size-asian="16pt"/>
    </style:style>
    <style:style style:name="T3"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4" style:parent-style-name="Normal" style:family="paragraph">
      <style:paragraph-properties fo:margin-bottom="0.1388in" fo:line-height="115%"/>
    </style:style>
    <style:style style:name="P5" style:parent-style-name="Normal" style:family="paragraph">
      <style:paragraph-properties fo:margin-bottom="0.1388in" fo:line-height="115%"/>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7"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8"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9" style:parent-style-name="Normal" style:family="paragraph">
      <style:paragraph-properties fo:margin-bottom="0.1388in" fo:line-height="115%"/>
    </style:style>
    <style:style style:name="P10" style:parent-style-name="Normal" style:family="paragraph">
      <style:paragraph-properties fo:margin-bottom="0.1388in" fo:line-height="200%"/>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12" style:parent-style-name="DefaultParagraphFont" style:family="text">
      <style:text-properties style:font-name="Times New Roman" style:font-name-asian="Times New Roman" style:font-name-complex="Times New Roman" fo:font-size="14pt" style:font-size-asian="14pt"/>
    </style:style>
    <style:style style:name="P13" style:parent-style-name="Normal" style:family="paragraph">
      <style:paragraph-properties fo:margin-bottom="0.1388in" fo:line-height="200%"/>
    </style:style>
    <style:style style:name="T14"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15" style:parent-style-name="DefaultParagraphFont" style:family="text">
      <style:text-properties style:font-name="Times New Roman" style:font-name-asian="Times New Roman" style:font-name-complex="Times New Roman" fo:font-size="14pt" style:font-size-asian="14pt"/>
    </style:style>
    <style:style style:name="P16" style:parent-style-name="Normal" style:family="paragraph">
      <style:paragraph-properties fo:text-align="justify" fo:margin-bottom="0.1388in" fo:line-height="200%"/>
    </style:style>
    <style:style style:name="T17"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18" style:parent-style-name="Normal" style:family="paragraph">
      <style:paragraph-properties fo:text-align="justify" fo:margin-bottom="0.1388in" fo:line-height="200%"/>
    </style:style>
    <style:style style:name="T19" style:parent-style-name="DefaultParagraphFont" style:family="text">
      <style:text-properties style:font-name="Times New Roman" style:font-name-asian="Times New Roman" style:font-name-complex="Times New Roman" fo:font-size="14pt" style:font-size-asian="14pt"/>
    </style:style>
    <style:style style:name="T20" style:parent-style-name="DefaultParagraphFont" style:family="text">
      <style:text-properties style:font-name="Times New Roman" style:font-name-asian="Times New Roman" style:font-name-complex="Times New Roman" fo:font-size="14pt" style:font-size-asian="14pt"/>
    </style:style>
    <style:style style:name="T21" style:parent-style-name="DefaultParagraphFont" style:family="text">
      <style:text-properties style:font-name="Times New Roman" style:font-name-asian="Times New Roman" style:font-name-complex="Times New Roman" fo:font-size="14pt" style:font-size-asian="14pt"/>
    </style:style>
    <style:style style:name="T22" style:parent-style-name="DefaultParagraphFont" style:family="text">
      <style:text-properties style:font-name="Times New Roman" style:font-name-asian="Times New Roman" style:font-name-complex="Times New Roman" fo:font-size="14pt" style:font-size-asian="14pt"/>
    </style:style>
    <style:style style:name="T23" style:parent-style-name="DefaultParagraphFont" style:family="text">
      <style:text-properties style:font-name="Times New Roman" style:font-name-asian="Times New Roman" style:font-name-complex="Times New Roman" fo:font-size="14pt" style:font-size-asian="14pt"/>
    </style:style>
    <style:style style:name="P24" style:parent-style-name="Normal" style:family="paragraph">
      <style:paragraph-properties fo:text-align="justify" fo:margin-bottom="0.1388in" fo:line-height="200%"/>
    </style:style>
    <style:style style:name="P25" style:parent-style-name="Normal" style:family="paragraph">
      <style:paragraph-properties fo:text-align="justify" fo:margin-bottom="0.1388in" fo:line-height="200%"/>
    </style:style>
    <style:style style:name="T26" style:parent-style-name="DefaultParagraphFont" style:family="text">
      <style:text-properties style:font-name-asian="Calibri" style:font-name-complex="Calibri"/>
    </style:style>
    <style:style style:name="T27"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28" style:parent-style-name="DefaultParagraphFont" style:family="text">
      <style:text-properties style:font-name="Times New Roman" style:font-name-asian="Times New Roman" style:font-name-complex="Times New Roman"/>
    </style:style>
    <style:style style:name="T29" style:parent-style-name="DefaultParagraphFont" style:family="text">
      <style:text-properties style:font-name="Times New Roman" style:font-name-asian="Times New Roman" style:font-name-complex="Times New Roman" fo:font-size="14pt" style:font-size-asian="14pt"/>
    </style:style>
    <style:style style:name="T30" style:parent-style-name="DefaultParagraphFont" style:family="text">
      <style:text-properties style:font-name="Times New Roman" style:font-name-asian="Times New Roman" style:font-name-complex="Times New Roman" fo:font-size="14pt" style:font-size-asian="14pt"/>
    </style:style>
    <style:style style:name="P31" style:parent-style-name="Normal" style:family="paragraph">
      <style:paragraph-properties fo:text-align="justify" fo:margin-bottom="0.1388in" fo:line-height="200%"/>
    </style:style>
    <style:style style:name="T32"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33" style:parent-style-name="DefaultParagraphFont" style:family="text">
      <style:text-properties style:font-name="Times New Roman" style:font-name-asian="Times New Roman" style:font-name-complex="Times New Roman" fo:font-size="14pt" style:font-size-asian="14pt"/>
    </style:style>
    <style:style style:name="T34"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35" style:parent-style-name="Normal" style:family="paragraph">
      <style:paragraph-properties fo:text-align="justify" fo:margin-bottom="0.1388in" fo:line-height="200%"/>
    </style:style>
    <style:style style:name="T36"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37" style:parent-style-name="Normal" style:family="paragraph">
      <style:paragraph-properties fo:text-align="justify" fo:margin-bottom="0.1388in" fo:line-height="200%"/>
    </style:style>
    <style:style style:name="T38" style:parent-style-name="DefaultParagraphFont" style:family="text">
      <style:text-properties style:font-name="Times New Roman" style:font-name-asian="Times New Roman" style:font-name-complex="Times New Roman" fo:font-size="14pt" style:font-size-asian="14pt"/>
    </style:style>
    <style:style style:name="T39" style:parent-style-name="DefaultParagraphFont" style:family="text">
      <style:text-properties style:font-name="Times New Roman" style:font-name-asian="Times New Roman" style:font-name-complex="Times New Roman" fo:font-size="14pt" style:font-size-asian="14pt"/>
    </style:style>
    <style:style style:name="T40" style:parent-style-name="DefaultParagraphFont" style:family="text">
      <style:text-properties style:font-name="Times New Roman" style:font-name-asian="Times New Roman" style:font-name-complex="Times New Roman" fo:font-size="14pt" style:font-size-asian="14pt"/>
    </style:style>
    <style:style style:name="T41" style:parent-style-name="DefaultParagraphFont" style:family="text">
      <style:text-properties style:font-name="Times New Roman" style:font-name-asian="Times New Roman" style:font-name-complex="Times New Roman" fo:font-size="14pt" style:font-size-asian="14pt"/>
    </style:style>
    <style:style style:name="T42" style:parent-style-name="DefaultParagraphFont" style:family="text">
      <style:text-properties style:font-name="Times New Roman" style:font-name-asian="Times New Roman" style:font-name-complex="Times New Roman" fo:font-size="14pt" style:font-size-asian="14pt"/>
    </style:style>
    <style:style style:name="T43" style:parent-style-name="DefaultParagraphFont" style:family="text">
      <style:text-properties style:font-name="Times New Roman" style:font-name-asian="Times New Roman" style:font-name-complex="Times New Roman" fo:font-size="14pt" style:font-size-asian="14pt"/>
    </style:style>
    <style:style style:name="T44" style:parent-style-name="DefaultParagraphFont" style:family="text">
      <style:text-properties style:font-name="Times New Roman" style:font-name-asian="Times New Roman" style:font-name-complex="Times New Roman" fo:font-size="14pt" style:font-size-asian="14pt"/>
    </style:style>
    <style:style style:name="T45" style:parent-style-name="DefaultParagraphFont" style:family="text">
      <style:text-properties style:font-name="Times New Roman" style:font-name-asian="Times New Roman" style:font-name-complex="Times New Roman" fo:font-size="14pt" style:font-size-asian="14pt"/>
    </style:style>
    <style:style style:name="T46" style:parent-style-name="DefaultParagraphFont" style:family="text">
      <style:text-properties style:font-name="Times New Roman" style:font-name-asian="Times New Roman" style:font-name-complex="Times New Roman" fo:font-size="14pt" style:font-size-asian="14pt"/>
    </style:style>
    <style:style style:name="T47" style:parent-style-name="DefaultParagraphFont" style:family="text">
      <style:text-properties style:font-name="Times New Roman" style:font-name-asian="Times New Roman" style:font-name-complex="Times New Roman" fo:font-size="14pt" style:font-size-asian="14pt"/>
    </style:style>
    <style:style style:name="T48" style:parent-style-name="DefaultParagraphFont" style:family="text">
      <style:text-properties style:font-name="Times New Roman" style:font-name-asian="Times New Roman" style:font-name-complex="Times New Roman" fo:font-size="14pt" style:font-size-asian="14pt"/>
    </style:style>
    <style:style style:name="T49" style:parent-style-name="DefaultParagraphFont" style:family="text">
      <style:text-properties style:font-name="Times New Roman" style:font-name-asian="Times New Roman" style:font-name-complex="Times New Roman" fo:font-size="14pt" style:font-size-asian="14pt"/>
    </style:style>
    <style:style style:name="T50" style:parent-style-name="DefaultParagraphFont" style:family="text">
      <style:text-properties style:font-name="Times New Roman" style:font-name-asian="Times New Roman" style:font-name-complex="Times New Roman" fo:font-size="14pt" style:font-size-asian="14pt"/>
    </style:style>
    <style:style style:name="T51" style:parent-style-name="DefaultParagraphFont" style:family="text">
      <style:text-properties style:font-name="Times New Roman" style:font-name-asian="Times New Roman" style:font-name-complex="Times New Roman" fo:font-size="14pt" style:font-size-asian="14pt"/>
    </style:style>
    <style:style style:name="T52" style:parent-style-name="DefaultParagraphFont" style:family="text">
      <style:text-properties style:font-name="Times New Roman" style:font-name-asian="Times New Roman" style:font-name-complex="Times New Roman" fo:font-size="14pt" style:font-size-asian="14pt"/>
    </style:style>
    <style:style style:name="T53" style:parent-style-name="DefaultParagraphFont" style:family="text">
      <style:text-properties style:font-name="Times New Roman" style:font-name-asian="Times New Roman" style:font-name-complex="Times New Roman" fo:font-size="14pt" style:font-size-asian="14pt"/>
    </style:style>
    <style:style style:name="P54" style:parent-style-name="Normal" style:family="paragraph">
      <style:paragraph-properties fo:text-align="justify" fo:margin-bottom="0.1388in" fo:line-height="200%"/>
    </style:style>
    <style:style style:name="T55"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56" style:parent-style-name="DefaultParagraphFont" style:family="text">
      <style:text-properties style:font-name="Times New Roman" style:font-name-asian="Times New Roman" style:font-name-complex="Times New Roman" fo:font-size="14pt" style:font-size-asian="14pt"/>
    </style:style>
    <style:style style:name="T57" style:parent-style-name="DefaultParagraphFont" style:family="text">
      <style:text-properties style:font-name="Times New Roman" style:font-name-asian="Times New Roman" style:font-name-complex="Times New Roman" fo:font-size="14pt" style:font-size-asian="14pt"/>
    </style:style>
    <style:style style:name="P58" style:parent-style-name="Normal" style:family="paragraph">
      <style:paragraph-properties fo:text-align="justify" fo:margin-bottom="0.1388in" fo:line-height="200%"/>
    </style:style>
    <style:style style:name="T59"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60" style:parent-style-name="DefaultParagraphFont" style:family="text">
      <style:text-properties style:font-name="Times New Roman" style:font-name-asian="Times New Roman" style:font-name-complex="Times New Roman" fo:font-size="14pt" style:font-size-asian="14pt"/>
    </style:style>
    <style:style style:name="P61" style:parent-style-name="Normal" style:family="paragraph">
      <style:paragraph-properties fo:text-align="justify" fo:margin-bottom="0.1388in" fo:line-height="200%"/>
    </style:style>
    <style:style style:name="T62"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63" style:parent-style-name="Normal" style:family="paragraph">
      <style:paragraph-properties fo:text-align="justify" fo:margin-bottom="0.1388in" fo:line-height="200%"/>
    </style:style>
    <style:style style:name="T64"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65" style:parent-style-name="DefaultParagraphFont" style:family="text">
      <style:text-properties style:font-name="Times New Roman" style:font-name-asian="Times New Roman" style:font-name-complex="Times New Roman" fo:font-size="14pt" style:font-size-asian="14pt"/>
    </style:style>
    <style:style style:name="T66" style:parent-style-name="DefaultParagraphFont" style:family="text">
      <style:text-properties style:font-name="Times New Roman" style:font-name-asian="Times New Roman" style:font-name-complex="Times New Roman" fo:font-size="14pt" style:font-size-asian="14pt"/>
    </style:style>
    <style:style style:name="T67" style:parent-style-name="DefaultParagraphFont" style:family="text">
      <style:text-properties style:font-name="Times New Roman" style:font-name-asian="Times New Roman" style:font-name-complex="Times New Roman" fo:font-size="14pt" style:font-size-asian="14pt"/>
    </style:style>
    <style:style style:name="T68" style:parent-style-name="DefaultParagraphFont" style:family="text">
      <style:text-properties style:font-name="Times New Roman" style:font-name-asian="Times New Roman" style:font-name-complex="Times New Roman" fo:font-size="14pt" style:font-size-asian="14pt"/>
    </style:style>
    <style:style style:name="T69" style:parent-style-name="DefaultParagraphFont" style:family="text">
      <style:text-properties style:font-name="Times New Roman" style:font-name-asian="Times New Roman" style:font-name-complex="Times New Roman" fo:font-size="14pt" style:font-size-asian="14pt"/>
    </style:style>
    <style:style style:name="T70" style:parent-style-name="DefaultParagraphFont" style:family="text">
      <style:text-properties style:font-name="Times New Roman" style:font-name-asian="Times New Roman" style:font-name-complex="Times New Roman" fo:font-size="14pt" style:font-size-asian="14pt"/>
    </style:style>
    <style:style style:name="T71" style:parent-style-name="DefaultParagraphFont" style:family="text">
      <style:text-properties style:font-name="Times New Roman" style:font-name-asian="Times New Roman" style:font-name-complex="Times New Roman" fo:font-size="14pt" style:font-size-asian="14pt"/>
    </style:style>
    <style:style style:name="P72" style:parent-style-name="Normal" style:family="paragraph">
      <style:paragraph-properties fo:text-align="justify" fo:margin-bottom="0.1388in" fo:line-height="200%"/>
    </style:style>
    <style:style style:name="T73"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74" style:parent-style-name="DefaultParagraphFont" style:family="text">
      <style:text-properties style:font-name="Times New Roman" style:font-name-asian="Times New Roman" style:font-name-complex="Times New Roman" fo:font-size="14pt" style:font-size-asian="14pt"/>
    </style:style>
    <style:style style:name="P75" style:parent-style-name="Normal" style:family="paragraph">
      <style:paragraph-properties fo:text-align="justify" fo:margin-bottom="0.1388in" fo:line-height="200%"/>
    </style:style>
    <style:style style:name="T76" style:parent-style-name="DefaultParagraphFont" style:family="text">
      <style:text-properties style:font-name="Times New Roman" style:font-name-asian="Times New Roman" style:font-name-complex="Times New Roman" fo:font-size="14pt" style:font-size-asian="14pt"/>
    </style:style>
    <style:style style:name="P77" style:parent-style-name="Normal" style:family="paragraph">
      <style:paragraph-properties fo:text-align="justify" fo:margin-bottom="0.1388in" fo:line-height="200%"/>
    </style:style>
    <style:style style:name="T78"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79" style:parent-style-name="DefaultParagraphFont" style:family="text">
      <style:text-properties style:font-name="Times New Roman" style:font-name-asian="Times New Roman" style:font-name-complex="Times New Roman" fo:font-size="14pt" style:font-size-asian="14pt"/>
    </style:style>
    <style:style style:name="P80" style:parent-style-name="Normal" style:family="paragraph">
      <style:paragraph-properties fo:text-align="justify" fo:margin-bottom="0.1388in" fo:line-height="200%"/>
    </style:style>
    <style:style style:name="T81"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82" style:parent-style-name="Normal" style:family="paragraph">
      <style:paragraph-properties fo:text-align="justify" fo:margin-bottom="0.1388in" fo:line-height="200%"/>
    </style:style>
    <style:style style:name="T83"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84" style:parent-style-name="DefaultParagraphFont" style:family="text">
      <style:text-properties style:font-name="Times New Roman" style:font-name-asian="Times New Roman" style:font-name-complex="Times New Roman" fo:font-size="14pt" style:font-size-asian="14pt"/>
    </style:style>
    <style:style style:name="T85" style:parent-style-name="DefaultParagraphFont" style:family="text">
      <style:text-properties style:font-name="Times New Roman" style:font-name-asian="Times New Roman" style:font-name-complex="Times New Roman" fo:font-size="14pt" style:font-size-asian="14pt"/>
    </style:style>
    <style:style style:name="T86" style:parent-style-name="DefaultParagraphFont" style:family="text">
      <style:text-properties style:font-name="Times New Roman" style:font-name-asian="Times New Roman" style:font-name-complex="Times New Roman" fo:font-size="14pt" style:font-size-asian="14pt"/>
    </style:style>
    <style:style style:name="T87" style:parent-style-name="DefaultParagraphFont" style:family="text">
      <style:text-properties style:font-name="Times New Roman" style:font-name-asian="Times New Roman" style:font-name-complex="Times New Roman" fo:font-size="14pt" style:font-size-asian="14pt"/>
    </style:style>
    <style:style style:name="T88" style:parent-style-name="DefaultParagraphFont" style:family="text">
      <style:text-properties style:font-name="Times New Roman" style:font-name-asian="Times New Roman" style:font-name-complex="Times New Roman" fo:font-size="14pt" style:font-size-asian="14pt"/>
    </style:style>
    <style:style style:name="T89" style:parent-style-name="DefaultParagraphFont" style:family="text">
      <style:text-properties style:font-name="Times New Roman" style:font-name-asian="Times New Roman" style:font-name-complex="Times New Roman" fo:font-size="14pt" style:font-size-asian="14pt"/>
    </style:style>
    <style:style style:name="T90" style:parent-style-name="DefaultParagraphFont" style:family="text">
      <style:text-properties style:font-name="Times New Roman" style:font-name-asian="Times New Roman" style:font-name-complex="Times New Roman" fo:font-size="14pt" style:font-size-asian="14pt"/>
    </style:style>
    <style:style style:name="T91" style:parent-style-name="DefaultParagraphFont" style:family="text">
      <style:text-properties style:font-name="Times New Roman" style:font-name-asian="Times New Roman" style:font-name-complex="Times New Roman" fo:font-size="14pt" style:font-size-asian="14pt"/>
    </style:style>
    <style:style style:name="T92" style:parent-style-name="DefaultParagraphFont" style:family="text">
      <style:text-properties style:font-name="Times New Roman" style:font-name-asian="Times New Roman" style:font-name-complex="Times New Roman" fo:font-size="14pt" style:font-size-asian="14pt"/>
    </style:style>
    <style:style style:name="T93" style:parent-style-name="DefaultParagraphFont" style:family="text">
      <style:text-properties style:font-name="Times New Roman" style:font-name-asian="Times New Roman" style:font-name-complex="Times New Roman" fo:font-size="14pt" style:font-size-asian="14pt"/>
    </style:style>
    <style:style style:name="T94" style:parent-style-name="DefaultParagraphFont" style:family="text">
      <style:text-properties style:font-name="Times New Roman" style:font-name-asian="Times New Roman" style:font-name-complex="Times New Roman" fo:font-size="14pt" style:font-size-asian="14pt"/>
    </style:style>
    <style:style style:name="P95" style:parent-style-name="Normal" style:family="paragraph">
      <style:paragraph-properties fo:text-align="justify" fo:margin-bottom="0.1388in" fo:line-height="200%"/>
    </style:style>
    <style:style style:name="T96"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97" style:parent-style-name="DefaultParagraphFont" style:family="text">
      <style:text-properties style:font-name="Times New Roman" style:font-name-asian="Times New Roman" style:font-name-complex="Times New Roman" fo:font-size="14pt" style:font-size-asian="14pt"/>
    </style:style>
    <style:style style:name="T98" style:parent-style-name="DefaultParagraphFont" style:family="text">
      <style:text-properties style:font-name="Times New Roman" style:font-name-asian="Times New Roman" style:font-name-complex="Times New Roman" fo:font-size="14pt" style:font-size-asian="14pt"/>
    </style:style>
    <style:style style:name="P99" style:parent-style-name="Normal" style:family="paragraph">
      <style:paragraph-properties fo:text-align="justify" fo:margin-bottom="0.1388in" fo:line-height="200%"/>
    </style:style>
    <style:style style:name="T100"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101" style:parent-style-name="Normal" style:family="paragraph">
      <style:paragraph-properties fo:text-align="justify" fo:margin-bottom="0.1388in" fo:line-height="200%"/>
    </style:style>
    <style:style style:name="T102"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103" style:parent-style-name="Normal" style:family="paragraph">
      <style:paragraph-properties fo:text-align="justify" fo:margin-bottom="0.1388in" fo:line-height="200%"/>
    </style:style>
    <style:style style:name="T104" style:parent-style-name="DefaultParagraphFont" style:family="text">
      <style:text-properties style:font-name="Times New Roman" style:font-name-asian="Times New Roman" style:font-name-complex="Times New Roman" fo:font-size="14pt" style:font-size-asian="14pt"/>
    </style:style>
    <style:style style:name="T105" style:parent-style-name="DefaultParagraphFont" style:family="text">
      <style:text-properties style:font-name="Times New Roman" style:font-name-asian="Times New Roman" style:font-name-complex="Times New Roman" fo:font-size="14pt" style:font-size-asian="14pt"/>
    </style:style>
    <style:style style:name="T106" style:parent-style-name="DefaultParagraphFont" style:family="text">
      <style:text-properties style:font-name="Times New Roman" style:font-name-asian="Times New Roman" style:font-name-complex="Times New Roman" fo:font-size="14pt" style:font-size-asian="14pt"/>
    </style:style>
    <style:style style:name="T107" style:parent-style-name="DefaultParagraphFont" style:family="text">
      <style:text-properties style:font-name="Times New Roman" style:font-name-asian="Times New Roman" style:font-name-complex="Times New Roman" fo:font-size="14pt" style:font-size-asian="14pt"/>
    </style:style>
    <style:style style:name="T108" style:parent-style-name="DefaultParagraphFont" style:family="text">
      <style:text-properties style:font-name="Times New Roman" style:font-name-asian="Times New Roman" style:font-name-complex="Times New Roman" fo:font-size="14pt" style:font-size-asian="14pt"/>
    </style:style>
    <style:style style:name="T109" style:parent-style-name="DefaultParagraphFont" style:family="text">
      <style:text-properties style:font-name="Times New Roman" style:font-name-asian="Times New Roman" style:font-name-complex="Times New Roman" fo:font-size="14pt" style:font-size-asian="14pt"/>
    </style:style>
    <style:style style:name="P110" style:parent-style-name="Normal" style:family="paragraph">
      <style:paragraph-properties fo:text-align="justify" fo:margin-bottom="0.1388in" fo:line-height="200%"/>
    </style:style>
    <style:style style:name="P111" style:parent-style-name="Normal" style:family="paragraph">
      <style:paragraph-properties fo:text-align="justify" fo:margin-bottom="0.1388in" fo:line-height="200%"/>
    </style:style>
    <style:style style:name="P112" style:parent-style-name="Normal" style:family="paragraph">
      <style:paragraph-properties fo:text-align="justify" fo:margin-bottom="0.1388in" fo:line-height="200%"/>
    </style:style>
  </office:automatic-styles>
  <office:body>
    <office:text text:use-soft-page-breaks="true">
      <text:p text:style-name="P1"><text:span text:style-name="T2"><text:s text:c="24"/></text:span><text:span text:style-name="T3">LITERATURE SURVEY</text:span></text:p>
      <text:p text:style-name="P4"/>
      <text:p text:style-name="P5"><text:span text:style-name="T6">IOT <text:s/></text:span><text:span text:style-name="T7">Based Smart Crop Protection System For Agricul</text:span><text:span text:style-name="T8">ture</text:span></text:p>
      <text:p text:style-name="P9"/>
      <text:p text:style-name="P10"><text:span text:style-name="T11">Author name</text:span><text:span text:style-name="T12">: N S Gogul Dev, K S Sreenesh and P K Binu</text:span></text:p>
      <text:p text:style-name="P13"><text:span text:style-name="T14">Year of publishing:<text:s/></text:span><text:span text:style-name="T15">2019</text:span></text:p>
      <text:p text:style-name="P16"><text:span text:style-name="T17">Description:</text:span></text:p>
      <text:p text:style-name="P18"><text:span text:style-name="T19"><text:s text:c="18"/>Low productivity of crops is one of the main<text:s/></text:span><text:span text:style-name="T20">problems faced by the farmers in our country. This can be because of two main reasons. Crops destroyed by wild animals and because of bad weather condition. This paper provides a solution to the destruction of crops by animals. This system will provide a c</text:span><text:span text:style-name="T21">omplete technical solution using the Internet of things (IOT) to the farmers to prevent their crops from wild animals and provide information to the farmers to maximize their production. Animals are detected using PIR sensors and cameras where animals are<text:s/></text:span><text:span text:style-name="T22">identified using Tensor<text:s/></text:span><text:span text:style-name="T23">Flow image processing Techniques. Raspberry PI is used as the processing unit of the system and sound buzzers are used to emit the ultrasound frequencies. <text:s/></text:span></text:p>
      <text:p text:style-name="P24"/>
      <text:p text:style-name="P25"><text:span text:style-name="T26"><text:s/></text:span><text:span text:style-name="T27">Author name:<text:s/></text:span><text:span text:style-name="T28"><text:s/></text:span><text:span text:style-name="T29">Shishir Bagal, Krunal Mahajan, Riya Parate, Ekta Zade , Shub</text:span><text:span text:style-name="T30">ham Khante</text:span></text:p>
      <text:p text:style-name="P31"><text:span text:style-name="T32">Year of publishing:<text:s/></text:span><text:span text:style-name="T33">2021</text:span><text:span text:style-name="T34"><text:s/></text:span></text:p>
      <text:soft-page-break/>
      <text:p text:style-name="P35"><text:span text:style-name="T36">Description:</text:span></text:p>
      <text:p text:style-name="P37"><text:span text:style-name="T38"><text:s text:c="21"/>The Smart protection system defines that this project<text:s/></text:span><text:span text:style-name="T39">help to farmer for the<text:s/></text:span><text:span text:style-name="T40">protection of a farm. We have<text:s/></text:span><text:span text:style-name="T41">designed this project for the only secure from animals<text:s/></text:span><text:span text:style-name="T42">but we this project have th</text:span><text:span text:style-name="T43">e provision to secure from<text:s/></text:span><text:span text:style-name="T44">the human begins also. This can achieve by the help of<text:s/></text:span><text:span text:style-name="T45">IOT device that we are discuss in this paper. The<text:s/></text:span><text:span text:style-name="T46">SCPS work on the battery so that this project can be<text:s/></text:span><text:span text:style-name="T47">easily portable and also we are add solar panels and<text:s/></text:span><text:span text:style-name="T48">converter modules this<text:s/></text:span><text:span text:style-name="T49">can help the battery to charge<text:s/></text:span><text:span text:style-name="T50">from solar energy. The IOT device is used to indicate<text:s/></text:span><text:span text:style-name="T51">the farmer by a message while someone enter into the<text:s/></text:span><text:span text:style-name="T52">farm and we are used SD card module that helps to<text:s/></text:span><text:span text:style-name="T53">store a specified sound to fear the animals.</text:span></text:p>
      <text:p text:style-name="P54"><text:span text:style-name="T55">Author name:<text:s/></text:span><text:span text:style-name="T56">Ipseeta Nanda,</text:span><text:span text:style-name="T57"><text:s/>Sahithi Chadalavada,Medepalli Swathi,Lizina Khatua.</text:span></text:p>
      <text:p text:style-name="P58"><text:span text:style-name="T59">Year of publishing:<text:s/></text:span><text:span text:style-name="T60">2021</text:span></text:p>
      <text:p text:style-name="P61"><text:span text:style-name="T62">Description:</text:span></text:p>
      <text:p text:style-name="P63"><text:span text:style-name="T64"><text:s text:c="15"/></text:span><text:span text:style-name="T65">A centralizing method in the area of IIoT (Industrial Internet of Things) contrived for understanding agriculture which is preceding the arrangements<text:s/></text:span><text:span text:style-name="T66">low-power devices . This paper yields a monitoring procedure for farm safety against animal attacks and climate change conditions. IIoT advances are frequently used in smart farming to emphasize the standard of agriculture. It contains types of sensors, co</text:span><text:span text:style-name="T67">ntrollers. On behalf of WSN, the ARM Cortex-A<text:s/></text:span><text:soft-page-break/><text:span text:style-name="T68">board which consumes 3W is the foremost essence of the procedure . Different sensors like DHT 11 Humidity &amp; Temperature Sensor, PIR Sensor, LDR sensor, HC-SR04 Ultrasonic Sensor, and camera are mounted on the A</text:span><text:span text:style-name="T69">RM Cortex-A board. The PIR goes high on noticing the movement within the scope, the camera starts to record, and the data will be reserved on-board and in the IoT cloud, instantaneously information will be generated automatically towards the recorded quant</text:span><text:span text:style-name="T70">ity using a SIM900A unit to notify about the interference with the information of the weather conditions attained by DHt11. If a variance happens, the announcement of the threshold rate will be sent to the cell number or to the website. The result will be<text:s/></text:span><text:span text:style-name="T71">generated on a catalog of the mobile of the person to take the necessary action .</text:span></text:p>
      <text:p text:style-name="P72"><text:span text:style-name="T73">Author name: <text:s/></text:span><text:span text:style-name="T74">Dr.N.Suma, Sandra Rhea Samson, S.Saranya,</text:span></text:p>
      <text:p text:style-name="P75"><text:span text:style-name="T76"><text:s/>G.Shanmugapriya, <text:s/>R.Subhashri</text:span></text:p>
      <text:p text:style-name="P77"><text:span text:style-name="T78">Year of publishing:<text:s/></text:span><text:span text:style-name="T79">2017</text:span></text:p>
      <text:p text:style-name="P80"><text:span text:style-name="T81">Description:</text:span></text:p>
      <text:p text:style-name="P82"><text:span text:style-name="T83"><text:s text:c="16"/></text:span><text:span text:style-name="T84">Agriculture is the primary<text:s/></text:span><text:span text:style-name="T85">occupation in our country for ages. But now due to migration of people from rural to urban there is<text:s/></text:span><text:span text:style-name="T86">hindrance in agriculture. So to overcome this problem we go for smart agriculture techniques using IoT. This project includes various feature<text:s/></text:span><text:span text:style-name="T87">sensing, intrud</text:span><text:span text:style-name="T88">ers scaring, security, leaf wetness and proper irrigation<text:s/></text:span><text:span text:style-name="T89">facilities. It makes use of wireless<text:s/></text:span><text:soft-page-break/><text:span text:style-name="T90">sensor networks for noting the soil properties and environmental factors continuously. Various sensor nodes<text:s/></text:span><text:span text:style-name="T91">are deployed at different locations in the farm. Contro</text:span><text:span text:style-name="T92">lling these parameters are through any remote device or internet services and the<text:s/></text:span><text:span text:style-name="T93">operations are performed by interfacing sensors, Wi-Fi, camera with microcontroller. This concept is created as a product and given to the<text:s/></text:span><text:span text:style-name="T94">farmer’s welfare.</text:span></text:p>
      <text:p text:style-name="P95"><text:span text:style-name="T96">Author name:<text:s/></text:span><text:span text:style-name="T97">Sukhwi</text:span><text:span text:style-name="T98">nder Sharma, Puneet Mittal &amp; Anuradha <text:s/></text:span></text:p>
      <text:p text:style-name="P99"><text:span text:style-name="T100">Year of publishing: 2021</text:span></text:p>
      <text:p text:style-name="P101"><text:span text:style-name="T102">Description:</text:span></text:p>
      <text:p text:style-name="P103"><text:span text:style-name="T104"><text:s text:c="21"/>Farmers face well-known challenges of crop protection from insect pests, diseases, and weeds along with protection from contrary weather conditions like hai</text:span><text:span text:style-name="T105">l or frost. However, they face another important challenge of protecting crops from wild animals that may cause severe damage to their grown crops by feeding on plant parts or trampling over the crops. As most of farmers stay away from their fields, contin</text:span><text:span text:style-name="T106">uous monitoring of fields is not possible due to distance as well as costs involved to appoint manpower for this purpose. Present technologies have made it possible to provide low cost, easy to install, and user friendly solution to such problems. This pap</text:span><text:span text:style-name="T107">er aims to develop and install IoT-based security system for agriculture fields capable to detect and communicate presence of wild animals using PIR sensor and GSM module. It<text:s/></text:span><text:soft-page-break/><text:span text:style-name="T108">generates SMS alerts on the farmer’s mobile phone whenever some animal crosses sp</text:span><text:span text:style-name="T109">ecific area. It helps farmers to take timely action for crop protection. The security system is deployed in real environment to validate its applicability and possible future extensions.</text:span></text:p>
      <text:p text:style-name="P110"/>
      <text:p text:style-name="P111"/>
      <text:p text:style-name="P11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ismail - [2010]</dc:creator>
    <meta:creation-date>2022-09-27T05:27:00Z</meta:creation-date>
    <dc:date>2022-09-27T05:32:00Z</dc:date>
    <meta:template xlink:href="Normal" xlink:type="simple"/>
    <meta:editing-cycles>2</meta:editing-cycles>
    <meta:editing-duration>PT300S</meta:editing-duration>
    <meta:document-statistic meta:page-count="5" meta:paragraph-count="10" meta:word-count="794" meta:character-count="5311" meta:row-count="37" meta:non-whitespace-character-count="4527"/>
  </office:meta>
</office:document-meta>
</file>